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21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29cm" fo:min-width="4.8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dedce6" draw:textarea-horizontal-align="justify" draw:textarea-vertical-align="middle" draw:auto-grow-height="false" fo:min-height="1.329cm" fo:min-width="4.8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5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5.7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dedce6" draw:textarea-horizontal-align="justify" draw:textarea-vertical-align="middle" draw:auto-grow-height="false" fo:min-height="2.5cm" fo:min-width="5.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dedce6" draw:textarea-horizontal-align="justify" draw:textarea-vertical-align="middle" draw:auto-grow-height="false" fo:min-height="2.5cm" fo:min-width="5.7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7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dedce6" draw:textarea-horizontal-align="justify" draw:textarea-vertical-align="middle" draw:auto-grow-height="false" fo:min-height="2cm" fo:min-width="5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75cm" fo:min-width="3.87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49cm" fo:min-width="3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線の終点_20_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線の終点_20_10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1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線の終点_20_12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fill-color="#dedce6" draw:textarea-horizontal-align="justify" draw:textarea-vertical-align="middle" draw:auto-grow-height="false" fo:min-height="1.876cm" fo:min-width="3.876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dedce6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dedce6" draw:textarea-horizontal-align="justify" draw:textarea-vertical-align="middle" draw:auto-grow-height="false" fo:min-height="3cm" fo:min-width="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fill-color="#dedce6" draw:textarea-horizontal-align="justify" draw:textarea-vertical-align="middle" draw:auto-grow-height="false" fo:min-height="1cm" fo:min-width="3.876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線の終点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線の終点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線の終点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線の終点_20_1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線の終点_20_1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線の終点_20_1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線の終点_20_20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線の終点_20_21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線の終点_20_2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線の終点_20_23" draw:marker-end-width="0.3cm" draw:fill="none" draw:textarea-vertical-align="middle" loext:decorative="false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75cm" fo:min-width="3.876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線の終点_20_2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線の終点_20_2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線の終点_20_2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線の終点_20_2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線の終点_20_30" draw:marker-end-width="0.3cm" draw:fill="none" draw:textarea-vertical-align="middle" loext:decorative="false"/>
    </style:style>
    <style:style style:name="gr39" style:family="graphic" style:parent-style-name="standard" style:list-style-name="L1">
      <style:graphic-properties draw:fill-color="#dedce6" draw:textarea-horizontal-align="justify" draw:textarea-vertical-align="middle" draw:auto-grow-height="false" fo:min-height="3.25cm" fo:min-width="8.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vertical-align="middl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edce6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0.502cm" svg:height="1.466cm" svg:x="11.34cm" svg:y="5.494cm">
          <draw:text-box>
            <text:p/>
          </draw:text-box>
        </draw:frame>
        <draw:custom-shape draw:style-name="gr2" draw:text-style-name="P3" xml:id="id1" draw:id="id1" draw:layer="layout" svg:width="5.5cm" svg:height="1.749cm" svg:x="4cm" svg:y="2.251cm">
          <text:p text:style-name="P2">メインMPU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" draw:text-style-name="P4" xml:id="id10" draw:id="id10" draw:layer="layout" svg:width="5.5cm" svg:height="1.749cm" svg:x="20cm" svg:y="2.251cm">
          <text:p text:style-name="P2">セキュリティチップ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3" xml:id="id2" draw:id="id2" draw:layer="layout" svg:width="6cm" svg:height="0.999cm" svg:x="4cm" svg:y="5.501cm">
          <text:p text:style-name="P2">ブート回数の加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6.25cm" svg:height="2.25cm" svg:x="3.75cm" svg:y="7.75cm">
          <text:p text:style-name="P2">ブート回数の暗号化　と　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5" draw:id="id15" draw:layer="layout" svg:width="6cm" svg:height="2.75cm" svg:x="20.25cm" svg:y="22.5cm">
          <text:p text:style-name="P2">MPUから受信した暗号化されたブート回数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4" draw:id="id4" draw:layer="layout" svg:width="6.25cm" svg:height="2.75cm" svg:x="20.25cm" svg:y="26.5cm">
          <text:p text:style-name="P2">ブート回数を使ってキーテーブルからキーコードを取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6" draw:id="id6" draw:layer="layout" svg:width="7.5cm" svg:height="3cm" svg:x="3cm" svg:y="22cm">
          <text:p text:style-name="P2">セキュリティチップから送られてきたキーコード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5" draw:id="id5" draw:layer="layout" svg:width="6.25cm" svg:height="2.25cm" svg:x="20.25cm" svg:y="31cm">
          <text:p text:style-name="P2">キーコードを暗号化してMPUに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7" draw:id="id7" draw:layer="layout" svg:width="8.75cm" svg:height="3.999cm" svg:x="2.5cm" svg:y="27.251cm">
          <text:p text:style-name="P5">キーテーブルとキーコードが一致するか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3" xml:id="id8" draw:id="id8" draw:layer="layout" svg:width="4.25cm" svg:height="1.499cm" svg:x="3cm" svg:y="34.501cm">
          <text:p text:style-name="P2">MPU起動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9" draw:id="id9" draw:layer="layout" svg:width="4.75cm" svg:height="1.2cm" svg:x="8cm" svg:y="34.75cm">
          <text:p text:style-name="P2">起動させない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7" draw:layer="layout" svg:x1="6.75cm" svg:y1="4cm" svg:x2="7cm" svg:y2="5.501cm" draw:start-shape="id1" draw:start-glue-point="2" draw:end-shape="id2" draw:end-glue-point="4" svg:d="M6750 4000v750h250v751" svg:viewBox="0 0 251 1502">
          <text:p/>
        </draw:connector>
        <draw:connector draw:style-name="gr14" draw:text-style-name="P7" draw:layer="layout" svg:x1="7cm" svg:y1="6.5cm" svg:x2="6.875cm" svg:y2="7.75cm" draw:start-shape="id2" draw:start-glue-point="6" draw:end-shape="id3" svg:d="M7000 6500v625h-125v625" svg:viewBox="0 0 126 1251">
          <text:p/>
        </draw:connector>
        <draw:connector draw:style-name="gr15" draw:text-style-name="P7" draw:layer="layout" svg:x1="23.375cm" svg:y1="29.25cm" svg:x2="23.375cm" svg:y2="31cm" draw:start-shape="id4" draw:start-glue-point="6" draw:end-shape="id5" draw:end-glue-point="4" svg:d="M23375 29250v1750" svg:viewBox="0 0 1 1751">
          <text:p/>
        </draw:connector>
        <draw:connector draw:style-name="gr16" draw:text-style-name="P7" draw:layer="layout" svg:x1="6.75cm" svg:y1="25cm" svg:x2="6.875cm" svg:y2="27.251cm" draw:start-shape="id6" draw:start-glue-point="6" draw:end-shape="id7" draw:end-glue-point="4" svg:d="M6750 25000v1126h125v1125" svg:viewBox="0 0 126 2252">
          <text:p/>
        </draw:connector>
        <draw:connector draw:style-name="gr17" draw:text-style-name="P7" draw:layer="layout" svg:x1="6.875cm" svg:y1="31.25cm" svg:x2="5.125cm" svg:y2="34.501cm" draw:start-shape="id7" draw:start-glue-point="6" draw:end-shape="id8" draw:end-glue-point="4" svg:d="M6875 31250v1625h-1750v1626" svg:viewBox="0 0 1751 3252">
          <text:p/>
        </draw:connector>
        <draw:connector draw:style-name="gr18" draw:text-style-name="P7" draw:layer="layout" svg:x1="11.25cm" svg:y1="29.251cm" svg:x2="10.375cm" svg:y2="34.75cm" draw:start-shape="id7" draw:start-glue-point="7" draw:end-shape="id9" draw:end-glue-point="4" svg:d="M11250 29251h502v3749h-1377v1750" svg:viewBox="0 0 1378 5500">
          <text:p/>
        </draw:connector>
        <draw:custom-shape draw:style-name="gr19" draw:text-style-name="P8" xml:id="id14" draw:id="id14" draw:layer="layout" svg:width="8.75cm" svg:height="4.25cm" svg:x="18.75cm" svg:y="17cm">
          <text:p text:style-name="P5">データ受信回数が2回以上か？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4" xml:id="id12" draw:id="id12" draw:layer="layout" svg:width="6cm" svg:height="2cm" svg:x="20.25cm" svg:y="9.75cm">
          <text:p text:style-name="P2">メインMPUからデータを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" xml:id="id13" draw:id="id13" draw:layer="layout" svg:width="6cm" svg:height="2cm" svg:x="20.25cm" svg:y="13.5cm">
          <text:p text:style-name="P2">データ受信回数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" xml:id="id16" draw:id="id16" draw:layer="layout" svg:width="7.5cm" svg:height="3.25cm" svg:x="29.5cm" svg:y="17.5cm">
          <text:p text:style-name="P2">ブルートフォース攻撃からの保護のため</text:p>
          <text:p text:style-name="P2">保護フラグを1にセット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xml:id="id11" draw:id="id11" draw:layer="layout" svg:width="8.75cm" svg:height="2.5cm" svg:x="18.5cm" svg:y="5.5cm">
          <text:p text:style-name="P5">保護フラグは1か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4" xml:id="id17" draw:id="id17" draw:layer="layout" svg:width="7.5cm" svg:height="3.25cm" svg:x="29.5cm" svg:y="22.75cm">
          <text:p text:style-name="P2">ソフトリセット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7" draw:layer="layout" svg:x1="22.75cm" svg:y1="4cm" svg:x2="22.875cm" svg:y2="5.5cm" draw:start-shape="id10" draw:start-glue-point="2" draw:end-shape="id11" draw:end-glue-point="4" svg:d="M22750 4000v750h125v750" svg:viewBox="0 0 126 1501">
          <text:p/>
        </draw:connector>
        <draw:connector draw:style-name="gr24" draw:text-style-name="P7" draw:layer="layout" svg:x1="22.875cm" svg:y1="8cm" svg:x2="23.25cm" svg:y2="9.75cm" draw:start-shape="id11" draw:start-glue-point="6" draw:end-shape="id12" draw:end-glue-point="4" svg:d="M22875 8000v876h375v874" svg:viewBox="0 0 376 1751">
          <text:p/>
        </draw:connector>
        <draw:connector draw:style-name="gr25" draw:text-style-name="P7" draw:layer="layout" svg:x1="23.25cm" svg:y1="11.75cm" svg:x2="23.25cm" svg:y2="13.5cm" draw:start-shape="id12" draw:start-glue-point="6" draw:end-shape="id13" draw:end-glue-point="4" svg:d="M23250 11750v1750" svg:viewBox="0 0 1 1751">
          <text:p/>
        </draw:connector>
        <draw:connector draw:style-name="gr26" draw:text-style-name="P7" draw:layer="layout" svg:x1="23.25cm" svg:y1="15.5cm" svg:x2="23.125cm" svg:y2="17cm" draw:start-shape="id13" draw:start-glue-point="6" draw:end-shape="id14" draw:end-glue-point="4" svg:d="M23250 15500v751h-125v749" svg:viewBox="0 0 126 1501">
          <text:p/>
        </draw:connector>
        <draw:connector draw:style-name="gr27" draw:text-style-name="P7" draw:layer="layout" svg:x1="23.125cm" svg:y1="21.25cm" svg:x2="23.25cm" svg:y2="22.5cm" draw:start-shape="id14" draw:start-glue-point="6" draw:end-shape="id15" draw:end-glue-point="4" svg:d="M23125 21250v626h125v624" svg:viewBox="0 0 126 1251">
          <text:p/>
        </draw:connector>
        <draw:connector draw:style-name="gr28" draw:text-style-name="P7" draw:layer="layout" svg:x1="23.25cm" svg:y1="25.25cm" svg:x2="23.375cm" svg:y2="26.5cm" draw:start-shape="id15" draw:start-glue-point="6" draw:end-shape="id4" draw:end-glue-point="4" svg:d="M23250 25250v626h125v624" svg:viewBox="0 0 126 1251">
          <text:p/>
        </draw:connector>
        <draw:connector draw:style-name="gr29" draw:text-style-name="P7" draw:layer="layout" svg:x1="27.5cm" svg:y1="19.125cm" svg:x2="29.5cm" svg:y2="19.125cm" draw:start-shape="id14" draw:start-glue-point="7" draw:end-shape="id16" draw:end-glue-point="5" svg:d="M27500 19125h2000" svg:viewBox="0 0 2001 1">
          <text:p/>
        </draw:connector>
        <draw:connector draw:style-name="gr30" draw:text-style-name="P7" draw:layer="layout" svg:x1="33.25cm" svg:y1="20.75cm" svg:x2="33.25cm" svg:y2="22.75cm" draw:start-shape="id16" draw:start-glue-point="6" draw:end-shape="id17" draw:end-glue-point="4" svg:d="M33250 20750v2000" svg:viewBox="0 0 1 2001">
          <text:p/>
        </draw:connector>
        <draw:connector draw:style-name="gr31" draw:text-style-name="P7" draw:layer="layout" draw:line-skew="0cm 10.249cm" svg:x1="33.25cm" svg:y1="26cm" svg:x2="25.5cm" svg:y2="3.126cm" draw:start-shape="id17" draw:start-glue-point="6" draw:end-shape="id10" draw:end-glue-point="7" svg:d="M33250 26000v502h4500v-23376h-12250" svg:viewBox="0 0 12251 23377">
          <text:p/>
        </draw:connector>
        <draw:connector draw:style-name="gr32" draw:text-style-name="P7" draw:layer="layout" svg:x1="6.875cm" svg:y1="10cm" svg:x2="20.25cm" svg:y2="10.75cm" draw:start-shape="id3" draw:start-glue-point="6" draw:end-shape="id12" draw:end-glue-point="5" svg:d="M6875 10000v750h13375" svg:viewBox="0 0 13376 751">
          <text:p/>
        </draw:connector>
        <draw:custom-shape draw:style-name="gr33" draw:text-style-name="P6" xml:id="id18" draw:id="id18" draw:layer="layout" svg:width="8.75cm" svg:height="3.999cm" svg:x="2.5cm" svg:y="15.251cm">
          <text:p text:style-name="P5">セキュリティチップから受信待ち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4" draw:text-style-name="P7" draw:layer="layout" svg:x1="6.875cm" svg:y1="19.25cm" svg:x2="11.25cm" svg:y2="17.251cm" draw:start-shape="id18" draw:start-glue-point="6" draw:end-shape="id18" draw:end-glue-point="7" svg:d="M6875 19250v501h4877v-2500h-502" svg:viewBox="0 0 4878 2501">
          <text:p/>
        </draw:connector>
        <draw:connector draw:style-name="gr35" draw:text-style-name="P7" draw:layer="layout" svg:x1="6.875cm" svg:y1="19.25cm" svg:x2="6.75cm" svg:y2="22cm" draw:start-shape="id18" draw:start-glue-point="6" draw:end-shape="id6" draw:end-glue-point="4" svg:d="M6875 19250v1375h-125v1375" svg:viewBox="0 0 126 2751">
          <text:p/>
        </draw:connector>
        <draw:connector draw:style-name="gr36" draw:text-style-name="P7" draw:layer="layout" svg:x1="23.375cm" svg:y1="33.25cm" svg:x2="6.875cm" svg:y2="15.251cm" draw:start-shape="id5" draw:start-glue-point="6" draw:end-shape="id18" draw:end-glue-point="4" svg:d="M23375 33250v502h-7624v-19003h-8876v502" svg:viewBox="0 0 16501 19004">
          <text:p/>
        </draw:connector>
        <draw:connector draw:style-name="gr37" draw:text-style-name="P7" draw:layer="layout" svg:x1="6.875cm" svg:y1="10cm" svg:x2="6.875cm" svg:y2="15.251cm" draw:start-shape="id3" draw:start-glue-point="6" draw:end-shape="id18" draw:end-glue-point="4" svg:d="M6875 10000v5251" svg:viewBox="0 0 1 5252">
          <text:p/>
        </draw:connector>
        <draw:connector draw:style-name="gr38" draw:text-style-name="P7" draw:layer="layout" svg:x1="27.25cm" svg:y1="6.75cm" svg:x2="43.75cm" svg:y2="7.5cm" draw:start-shape="id11" draw:start-glue-point="7" draw:end-shape="id19" draw:end-glue-point="4" svg:d="M27250 6750h16500v750" svg:viewBox="0 0 16501 751">
          <text:p/>
        </draw:connector>
        <draw:custom-shape draw:style-name="gr20" draw:text-style-name="P4" xml:id="id20" draw:id="id20" draw:layer="layout" svg:width="6cm" svg:height="2cm" svg:x="41cm" svg:y="11.878cm">
          <text:p text:style-name="P2">メインMPUからデータを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8" xml:id="id19" draw:id="id19" draw:layer="layout" svg:width="9cm" svg:height="3.5cm" svg:x="39.25cm" svg:y="7.5cm">
          <text:p text:style-name="P5">ブルートフォース攻撃からの保護のため無効な（乱数）をMPUに送信す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" xml:id="id21" draw:id="id21" draw:layer="layout" svg:width="6cm" svg:height="2cm" svg:x="40.75cm" svg:y="14.75cm">
          <text:p text:style-name="P2">MPUに乱数を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2" draw:layer="layout" svg:x1="43.75cm" svg:y1="11cm" svg:x2="44cm" svg:y2="11.878cm" draw:start-shape="id19" draw:start-glue-point="6" draw:end-shape="id20" draw:end-glue-point="4" svg:d="M43750 11000v440h250v438" svg:viewBox="0 0 251 879">
          <text:p/>
        </draw:connector>
        <draw:connector draw:style-name="gr40" draw:text-style-name="P2" draw:layer="layout" svg:x1="44cm" svg:y1="13.878cm" svg:x2="43.75cm" svg:y2="14.75cm" draw:start-shape="id20" draw:start-glue-point="6" draw:end-shape="id21" draw:end-glue-point="4" svg:d="M44000 13878v437h-250v435" svg:viewBox="0 0 251 873">
          <text:p/>
        </draw:connector>
        <draw:connector draw:style-name="gr40" draw:text-style-name="P2" draw:layer="layout" svg:x1="43.75cm" svg:y1="16.75cm" svg:x2="23.375cm" svg:y2="33.25cm" draw:start-shape="id21" draw:start-glue-point="6" draw:end-shape="id5" draw:end-glue-point="6" svg:d="M43750 16750v17002h-20375v-502" svg:viewBox="0 0 20376 17003">
          <text:p/>
        </draw:connector>
        <draw:connector draw:style-name="gr40" draw:text-style-name="P2" draw:layer="layout" svg:x1="6.875cm" svg:y1="10cm" svg:x2="41cm" svg:y2="12.878cm" draw:start-shape="id3" draw:start-glue-point="6" draw:end-shape="id20" draw:end-glue-point="5" svg:d="M6875 10000v2878h34125" svg:viewBox="0 0 34126 287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6" draw:display-name="線の終点 26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30" draw:display-name="線の終点 30" svg:viewBox="0 0 20 20" svg:d="M0 20l10-20 10 20z"/>
    <draw:marker draw:name="線の終点_20_31" draw:display-name="線の終点 31" svg:viewBox="0 0 20 20" svg:d="M0 20l10-20 10 20z"/>
    <draw:marker draw:name="線の終点_20_4" draw:display-name="線の終点 4" svg:viewBox="0 0 20 20" svg:d="M0 20l10-20 10 20z"/>
    <draw:marker draw:name="線の終点_20_8" draw:display-name="線の終点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7:46.380229588</meta:creation-date>
    <dc:date>2025-04-02T18:26:07.600344564</dc:date>
    <meta:editing-duration>PT18M51S</meta:editing-duration>
    <meta:editing-cycles>2</meta:editing-cycles>
    <meta:generator>LibreOffice/24.2.7.2$Linux_X86_64 LibreOffice_project/420$Build-2</meta:generator>
    <meta:document-statistic meta:object-count="47"/>
  </office:meta>
</office:document-meta>
</file>